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nux Libertine G1" svg:font-family="'Linux Libertine G'"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margin-left="-0.099cm" fo:margin-top="0cm" fo:margin-bottom="0cm" table:align="left" style:writing-mode="lr-tb"/>
    </style:style>
    <style:style style:name="Tableau1.A" style:family="table-column">
      <style:table-column-properties style:column-width="2.833cm"/>
    </style:style>
    <style:style style:name="Tableau1.D" style:family="table-column">
      <style:table-column-properties style:column-width="2.831cm"/>
    </style:style>
    <style:style style:name="Tableau1.F" style:family="table-column">
      <style:table-column-properties style:column-width="2.836cm"/>
    </style:style>
    <style:style style:name="Tableau1.1" style:family="table-row">
      <style:table-row-properties fo:keep-together="auto"/>
    </style:style>
    <style:style style:name="Tableau1.A1" style:family="table-cell">
      <style:table-cell-properties fo:padding-left="0.099cm" fo:padding-right="0.097cm" fo:padding-top="0.097cm" fo:padding-bottom="0.097cm" fo:border-left="0.25pt solid #000000" fo:border-right="none" fo:border-top="0.25pt solid #000000" fo:border-bottom="0.25pt solid #000000"/>
    </style:style>
    <style:style style:name="Tableau1.C1" style:family="table-cell">
      <style:table-cell-properties fo:padding-left="0.099cm" fo:padding-right="0.097cm" fo:padding-top="0.097cm" fo:padding-bottom="0.097cm" fo:border="0.25pt solid #000000"/>
    </style:style>
    <style:style style:name="P1" style:family="paragraph" style:parent-style-name="Standard">
      <style:text-properties fo:color="#ce181e" style:font-name="Linux Libertine G" style:text-underline-style="solid" style:text-underline-width="auto" style:text-underline-color="font-color" fo:font-weight="bold" officeooo:paragraph-rsid="0004aec8" style:text-underline-mode="continuous" style:text-overline-mode="continuous" style:text-line-through-mode="continuous" style:font-weight-asian="bold" style:font-weight-complex="bold"/>
    </style:style>
    <style:style style:name="P2" style:family="paragraph" style:parent-style-name="Standard">
      <style:text-properties style:font-name="Linux Libertine G" officeooo:rsid="000322d5" officeooo:paragraph-rsid="0004aec8"/>
    </style:style>
    <style:style style:name="P3" style:family="paragraph" style:parent-style-name="Standard">
      <style:text-properties style:font-name="Linux Libertine G" officeooo:paragraph-rsid="0004aec8"/>
    </style:style>
    <style:style style:name="P4" style:family="paragraph" style:parent-style-name="Standard">
      <style:text-properties officeooo:paragraph-rsid="0004aec8"/>
    </style:style>
    <style:style style:name="P5" style:family="paragraph" style:parent-style-name="Standard">
      <style:text-properties style:font-name="Linux Libertine G1" officeooo:paragraph-rsid="0004aec8"/>
    </style:style>
    <style:style style:name="P6" style:family="paragraph" style:parent-style-name="Table_20_Contents">
      <style:text-properties style:font-name="Linux Libertine G1" fo:font-size="10pt" officeooo:paragraph-rsid="0004aec8" style:font-size-asian="10pt" style:font-size-complex="10pt"/>
    </style:style>
    <style:style style:name="P7" style:family="paragraph" style:parent-style-name="Table_20_Contents">
      <style:text-properties style:font-name="Linux Libertine G1" fo:font-size="8pt" fo:font-weight="bold" officeooo:paragraph-rsid="0004aec8"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officeooo:paragraph-rsid="0004aec8"/>
    </style:style>
    <style:style style:name="P9" style:family="paragraph" style:parent-style-name="Table_20_Contents">
      <style:text-properties officeooo:paragraph-rsid="0004aec8"/>
    </style:style>
    <style:style style:name="T1" style:family="text">
      <style:text-properties style:font-name="Linux Libertine G"/>
    </style:style>
    <style:style style:name="T2" style:family="text">
      <style:text-properties style:font-name="Linux Libertine G" officeooo:rsid="0002f9c2"/>
    </style:style>
    <style:style style:name="T3" style:family="text">
      <style:text-properties fo:color="#000000" style:font-name="Linux Libertine G" style:text-underline-style="none" fo:font-weight="normal" officeooo:rsid="0002f9c2" style:text-underline-mode="continuous" style:text-overline-mode="continuous" style:text-line-through-mode="continuous" style:font-weight-asian="normal" style:font-weight-complex="normal"/>
    </style:style>
    <style:style style:name="T4" style:family="text">
      <style:text-properties fo:color="#000000" style:font-name="Linux Libertine G" style:text-underline-style="none" fo:font-weight="normal" officeooo:rsid="0004aec8" style:text-underline-mode="continuous" style:text-overline-mode="continuous" style:text-line-through-mode="continuous" style:font-weight-asian="normal" style:font-weight-complex="normal"/>
    </style:style>
    <style:style style:name="T5" style:family="text">
      <style:text-properties fo:color="#000000" style:font-name="Linux Libertine G" style:text-underline-style="none" fo:font-weight="bold" officeooo:rsid="0002f9c2" style:text-underline-mode="continuous" style:text-overline-mode="continuous" style:text-line-through-mode="continuous" style:font-weight-asian="bold" style:font-weight-complex="bold"/>
    </style:style>
    <style:style style:name="T6" style:family="text">
      <style:text-properties fo:color="#000000" style:font-name="Linux Libertine G1" style:text-underline-style="none" fo:font-weight="normal" officeooo:rsid="0004aec8" style:font-weight-asian="normal" style:font-weight-complex="normal"/>
    </style:style>
    <style:style style:name="T7" style:family="text">
      <style:text-properties fo:color="#00b274" style:font-name="Linux Libertine G"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color="#00b274" style:font-name="Linux Libertine G" style:text-underline-style="solid" style:text-underline-width="auto" style:text-underline-color="font-color" fo:font-weight="bold" officeooo:rsid="0004aec8" style:text-underline-mode="continuous" style:text-overline-mode="continuous" style:text-line-through-mode="continuous" style:font-weight-asian="bold" style:font-weight-complex="bold"/>
    </style:style>
    <style:style style:name="T9" style:family="text">
      <style:text-properties fo:color="#00b274" style:font-name="Linux Libertine G1" style:text-underline-style="solid" style:text-underline-width="auto" style:text-underline-color="font-color" fo:font-weight="bold" style:font-weight-asian="bold" style:font-weight-complex="bold"/>
    </style:style>
    <style:style style:name="T10" style:family="text">
      <style:text-properties fo:color="#00b274" style:font-name="Linux Libertine G1" style:text-underline-style="solid" style:text-underline-width="auto" style:text-underline-color="font-color" fo:font-weight="bold" officeooo:rsid="0004aec8" style:font-weight-asian="bold" style:font-weight-complex="bold"/>
    </style:style>
    <style:style style:name="T11" style:family="text">
      <style:text-properties officeooo:rsid="0002f9c2"/>
    </style:style>
    <style:style style:name="T12" style:family="text">
      <style:text-properties fo:font-weight="bold" officeooo:rsid="0002f9c2" style:font-weight-asian="bold" style:font-weight-complex="bold"/>
    </style:style>
    <style:style style:name="T13" style:family="text">
      <style:text-properties fo:font-weight="bold" officeooo:rsid="000322d5" style:font-weight-asian="bold" style:font-weight-complex="bold"/>
    </style:style>
    <style:style style:name="T14" style:family="text">
      <style:text-properties officeooo:rsid="000322d5"/>
    </style:style>
    <style:style style:name="T15" style:family="text">
      <style:text-properties style:text-position="sub 58%" officeooo:rsid="000322d5"/>
    </style:style>
    <style:style style:name="T16" style:family="text">
      <style:text-properties style:text-position="0% 100%" officeooo:rsid="000322d5"/>
    </style:style>
    <style:style style:name="T17" style:family="text">
      <style:text-properties style:font-name="Linux Libertine G1"/>
    </style:style>
    <style:style style:name="T18" style:family="text">
      <style:text-properties style:font-name="Linux Libertine G1" officeooo:rsid="0004aec8"/>
    </style:style>
    <style:style style:name="T19" style:family="text">
      <style:text-properties style:font-name="Linux Libertine G1" fo:font-weight="bold" style:font-weight-asian="bold" style:font-weight-complex="bold"/>
    </style:style>
    <style:style style:name="T20" style:family="text">
      <style:text-properties style:font-name="Linux Libertine G1" fo:font-weight="bold" officeooo:rsid="0004aec8" style:font-weight-asian="bold" style:font-weight-complex="bold"/>
    </style:style>
    <style:style style:name="T21" style:family="text">
      <style:text-properties style:font-name="Linux Libertine G1" style:text-underline-style="solid" style:text-underline-width="auto" style:text-underline-color="font-color" fo:font-weight="bold" style:font-weight-asian="bold" style:font-weight-complex="bold"/>
    </style:style>
    <style:style style:name="T22" style:family="text">
      <style:text-properties style:font-name="Linux Libertine G1" style:text-underline-style="solid" style:text-underline-width="auto" style:text-underline-color="font-color" fo:font-weight="bold" officeooo:rsid="0004aec8" style:font-weight-asian="bold" style:font-weight-complex="bold"/>
    </style:style>
    <style:style style:name="T23" style:family="text">
      <style:text-properties style:font-name="Linux Libertine G1" fo:font-size="10pt" fo:font-weight="bold" style:font-size-asian="10pt" style:font-weight-asian="bold" style:font-size-complex="10pt" style:font-weight-complex="bold"/>
    </style:style>
    <style:style style:name="T24" style:family="text">
      <style:text-properties style:font-name="Linux Libertine G1" fo:font-size="10pt" style:font-size-asian="10pt" style:font-size-complex="10pt"/>
    </style:style>
    <style:style style:name="T25" style:family="text">
      <style:text-properties style:font-name="Linux Libertine G1" fo:font-size="8pt" fo:font-weight="bold" style:font-size-asian="8pt" style:font-weight-asian="bold" style:font-size-complex="8pt" style:font-weight-complex="bold"/>
    </style:style>
    <style:style style:name="T26" style:family="text">
      <style:text-properties fo:color="#ce181e" style:font-name="Linux Libertine G1" style:text-underline-style="solid" style:text-underline-width="auto" style:text-underline-color="font-color" fo:font-weight="bold" style:font-weight-asian="bold" style:font-weight-complex="bold"/>
    </style:style>
    <style:style style:name="T27" style:family="text">
      <style:text-properties officeooo:rsid="0004aec8"/>
    </style:style>
    <style:style style:name="T28" style:family="text">
      <style:text-properties fo:color="#00a65d" fo:font-weight="bold" officeooo:rsid="0004aec8" style:font-weight-asian="bold" style:font-weight-complex="bold"/>
    </style:style>
    <style:style style:name="T29" style:family="text">
      <style:text-properties fo:color="#00a65d" style:text-underline-style="solid" style:text-underline-width="auto" style:text-underline-color="font-color" fo:font-weight="bold" officeooo:rsid="0004aec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 L’énergie chimique produite assure le fonctionnement des êtres vivants à l’échelle des écosystèmes :</text:p>
      <text:p text:style-name="P4"><text:span text:style-name="Police_20_par_20_défaut"><text:span text:style-name="T3">Un écosystème est composé d’un certain nombre d’espèces végétales, animales de champig</text:span></text:span><text:span text:style-name="Police_20_par_20_défaut"><text:span text:style-name="T4">n</text:span></text:span><text:span text:style-name="Police_20_par_20_défaut"><text:span text:style-name="T3">ons et de bactéries qui cohabitent dans un milieu aux conditions physico-chimiques particulières. Ex : forêt, lac…</text:span></text:span></text:p>
      <text:p text:style-name="P4"><text:span text:style-name="Police_20_par_20_défaut"><text:span text:style-name="T3">Dans l’écosystème , les végétaux assurent la </text:span></text:span><text:span text:style-name="Police_20_par_20_défaut"><text:span text:style-name="T5">production primaire brute</text:span></text:span><text:span text:style-name="Police_20_par_20_défaut"><text:span text:style-name="T3"> de matière organique par photosynthèse.</text:span></text:span></text:p>
      <text:p text:style-name="P4"><text:span text:style-name="Police_20_par_20_défaut"><text:span text:style-name="T3"><text:s/></text:span></text:span><text:span text:style-name="Police_20_par_20_défaut"><text:span text:style-name="T7">D9 </text:span></text:span><text:span text:style-name="Police_20_par_20_défaut"><text:span text:style-name="T8">et D10 :</text:span></text:span><text:span text:style-name="T2">90 % à produire de l’énergie utile au métabolisme de la plante en étant dégradé </text:span><text:span text:style-name="T1">de façon totale par respiration dans les mitochondries</text:span></text:p>
      <text:p text:style-name="P3">- <text:span text:style-name="T11">pour 10 % à produire de la matière végétale qui pourra être consommée par le maillon suivant des chaînes alimentaires = herbivore . </text:span><text:span text:style-name="T12">C’est la production primaire nette.</text:span></text:p>
      <text:p text:style-name="P3"><text:tab/></text:p>
      <text:p text:style-name="P2">De la même façon, à chaque maillon de la chaîne, seule 10 % de la matière organique consommée sera disponible pour le maillon suivant, <text:span text:style-name="T27">les 90 % restant étant comme chez les végétaux, dégradés par respiration pour permettre le métabolisme</text:span>. <text:span text:style-name="T28">(</text:span><text:span text:style-name="T29">D11 et D12</text:span><text:span text:style-name="T28">)</text:span></text:p>
      <text:p text:style-name="P3"/>
      <text:p text:style-name="P3"><text:span text:style-name="T14">Remarque : Chez certains microorganismes ou dans les muscles des animaux, les 90 % qui sont dégradés pour produire de l’énergie peuvent l’être, en plus de la respiration, <text:s/></text:span>de façon partielle <text:span text:style-name="T14">dans le cytoplasme en absence d’O</text:span><text:span text:style-name="T15">2 </text:span><text:span text:style-name="T16">=</text:span> fermentation. <text:s/></text:p>
      <text:p text:style-name="P3"><text:span text:style-name="T13"/></text:p>
      <text:p text:style-name="P4"><text:span text:style-name="T26">III) Les combustibles fossiles stockent de l’énergie à long terme</text:span></text:p>
      <text:p text:style-name="P5"/>
      <text:p text:style-name="P4"><text:span text:style-name="T9">D1</text:span><text:span text:style-name="T10">3</text:span><text:span text:style-name="T9"> :</text:span><text:span text:style-name="T17"> Dans un écosystème, les <text:s/>êtres vivants finissent mangés par d’autres ou , sinon, sont décomposés en matière minérale après leur mort au niveau du sol par des décomposeurs.</text:span><text:bookmark text:name="_GoBack"/></text:p>
      <text:p text:style-name="P5"/>
      <text:p text:style-name="P4"><text:span text:style-name="T9">D1</text:span><text:span text:style-name="T10">4</text:span><text:span text:style-name="T9"> :</text:span><text:span text:style-name="T17">Cependant, une faible part d’entre eux va être enfouie sans être décomposée et va être transformée en combustible fossile au bout de plusieurs millions d’années. Cela serait le cas pour environ 50 Mt de matière organique par an.</text:span></text:p>
      <text:p text:style-name="P5"/>
      <text:p text:style-name="P4"><text:span text:style-name="T9">D1</text:span><text:span text:style-name="T10">4</text:span><text:span text:style-name="T9"> et D1</text:span><text:span text:style-name="T10">5 et D16</text:span><text:span text:style-name="T9"> :</text:span></text:p>
      <text:p text:style-name="P4"><text:span text:style-name="T6">On peut donner deux exemples :</text:span></text:p>
      <text:p text:style-name="P4"><text:span text:style-name="T6">- </text:span><text:span text:style-name="T17"><text:s/></text:span><text:span text:style-name="T18">dans les océans, </text:span><text:span text:style-name="T17">près du littoral = plateau continental, beaucoup d’espèces vivent en eau peu profonde et il arrive parfois que <text:s/>l’apport brutal d’une grande quantité de sédiments viennent recouvrir des êtres vivants. </text:span><text:span text:style-name="T18">Ce recouvrement les prive de dioxygène : non seulement ils meurent mais ils ne seront pas décomposés car les décomposeurs ne peuvent pas respirer non plus.</text:span></text:p>
      <text:p text:style-name="P4"><text:span text:style-name="T17">Au fil du temps, les sédiments s’accumulent au-dessus et ces êtres vivants atteignent des profondeurs croissantes où la température et la pression deviennent plus fortes.</text:span></text:p>
      <text:p text:style-name="P4"><text:span text:style-name="Police_20_par_20_défaut"><text:span text:style-name="T17">Cela provoque une transformation des molécules organiques qui vont être en partie cassées et, parvenues à 2 ou 3 km de profondeur, elles ne seront plus composées que d’un enchaînement plus ou moins long d’atomes de <text:s/>carbone et d’hydrogène : on les appelle alors hydrocarbures qui sont les composants du pétrole et du gaz naturel.</text:span></text:span></text:p>
      <text:p text:style-name="P4"><text:span text:style-name="Police_20_par_20_défaut"><text:span text:style-name="T17"/></text:span></text:p>
      <text:p text:style-name="P4"><text:span text:style-name="Police_20_par_20_défaut"><text:span text:style-name="T17">- </text:span></text:span><text:span text:style-name="Police_20_par_20_défaut"><text:span text:style-name="T18">De façon comparable, des forêts de type équatorial situées en zone inondable peuvent être enfouies brutalement sous des sédiments lors d’une inondation brutale et être petit à petit enfouis. Cela aboutira des millions d’années après à la production de charbon.</text:span></text:span></text:p>
      <text:p text:style-name="P4"><text:span text:style-name="Police_20_par_20_défaut"><text:span text:style-name="T18">De nombreuses forêts ont ainsi été enfouies en grande quantité dans l’hémisphère Nord il y a environ 300 Ma.</text:span></text:span></text:p>
      <text:p text:style-name="P4"><text:span text:style-name="Police_20_par_20_défaut"><text:span text:style-name="T18"/></text:span></text:p>
      <text:p text:style-name="P4"><text:span text:style-name="Police_20_par_20_défaut"><text:span text:style-name="T18">Fin du chapitre.</text:span></text:span></text:p>
      <text:p text:style-name="P4"><text:span text:style-name="Police_20_par_20_défaut"><text:span text:style-name="T18">Travail à faire pour la semaine prochaine :</text:span></text:span></text:p>
      <text:p text:style-name="P4"><text:span text:style-name="Police_20_par_20_défaut"><text:span text:style-name="T22">1) Questions <text:s/>1 et 2 p 99</text:span></text:span></text:p>
      <text:p text:style-name="P4"><text:span text:style-name="T21">2</text:span><text:span text:style-name="T22">)</text:span><text:span text:style-name="T21">Calculs de moyenne :</text:span></text:p>
      <text:p text:style-name="P4"><text:soft-page-break/><text:span text:style-name="T17">Le tableau suivant compare la composition de différentes molécules organiques d’un être vivant avec la composition du pétrole en terme d’éléments chimiques :</text:span></text:p>
      <text:p text:style-name="P5"/>
      <table:table table:name="Tableau1" table:style-name="Tableau1">
        <table:table-column table:style-name="Tableau1.A" table:number-columns-repeated="3"/>
        <table:table-column table:style-name="Tableau1.D"/>
        <table:table-column table:style-name="Tableau1.A"/>
        <table:table-column table:style-name="Tableau1.F"/>
        <table:table-row table:style-name="Tableau1.1">
          <table:table-cell table:style-name="Tableau1.A1" office:value-type="string">
            <text:p text:style-name="P6"/>
          </table:table-cell>
          <table:table-cell table:style-name="Tableau1.A1" office:value-type="string">
            <text:p text:style-name="P6"/>
          </table:table-cell>
          <table:table-cell table:style-name="Tableau1.C1" table:number-columns-spanned="4" office:value-type="string">
            <text:p text:style-name="P8"><text:span text:style-name="T23">Composition en éléments chimiques (en % de la matière sèche)</text:span></text:p>
          </table:table-cell>
          <table:covered-table-cell/>
          <table:covered-table-cell/>
          <table:covered-table-cell/>
        </table:table-row>
        <table:table-row table:style-name="Tableau1.1">
          <table:table-cell table:style-name="Tableau1.A1" office:value-type="string">
            <text:p text:style-name="P6"/>
          </table:table-cell>
          <table:table-cell table:style-name="Tableau1.A1" office:value-type="string">
            <text:p text:style-name="P6"/>
          </table:table-cell>
          <table:table-cell table:style-name="Tableau1.A1" office:value-type="string">
            <text:p text:style-name="P8"><text:span text:style-name="T23">C</text:span></text:p>
          </table:table-cell>
          <table:table-cell table:style-name="Tableau1.A1" office:value-type="string">
            <text:p text:style-name="P8"><text:span text:style-name="T23">H</text:span></text:p>
          </table:table-cell>
          <table:table-cell table:style-name="Tableau1.A1" office:value-type="string">
            <text:p text:style-name="P8"><text:span text:style-name="T23">O</text:span></text:p>
          </table:table-cell>
          <table:table-cell table:style-name="Tableau1.C1" office:value-type="string">
            <text:p text:style-name="P8"><text:span text:style-name="T23">N</text:span></text:p>
          </table:table-cell>
        </table:table-row>
        <table:table-row table:style-name="Tableau1.1">
          <table:table-cell table:style-name="Tableau1.A1" table:number-rows-spanned="3" office:value-type="string">
            <text:p text:style-name="P9"><text:span text:style-name="T25">Molécules organiques d’êtres vivants</text:span></text:p>
          </table:table-cell>
          <table:table-cell table:style-name="Tableau1.A1" office:value-type="string">
            <text:p text:style-name="P9"><text:span text:style-name="T25">Glucides (sucres)</text:span></text:p>
          </table:table-cell>
          <table:table-cell table:style-name="Tableau1.A1" office:value-type="string">
            <text:p text:style-name="P8"><text:span text:style-name="T24">44</text:span></text:p>
          </table:table-cell>
          <table:table-cell table:style-name="Tableau1.A1" office:value-type="string">
            <text:p text:style-name="P8"><text:span text:style-name="T24">6</text:span></text:p>
          </table:table-cell>
          <table:table-cell table:style-name="Tableau1.A1" office:value-type="string">
            <text:p text:style-name="P8"><text:span text:style-name="T24">50</text:span></text:p>
          </table:table-cell>
          <table:table-cell table:style-name="Tableau1.C1" office:value-type="string">
            <text:p text:style-name="P8"><text:span text:style-name="T24">0</text:span></text:p>
          </table:table-cell>
        </table:table-row>
        <table:table-row table:style-name="Tableau1.1">
          <table:covered-table-cell/>
          <table:table-cell table:style-name="Tableau1.A1" office:value-type="string">
            <text:p text:style-name="P9"><text:span text:style-name="T25">Lipides (graisses)</text:span></text:p>
          </table:table-cell>
          <table:table-cell table:style-name="Tableau1.A1" office:value-type="string">
            <text:p text:style-name="P8"><text:span text:style-name="T24">80</text:span></text:p>
          </table:table-cell>
          <table:table-cell table:style-name="Tableau1.A1" office:value-type="string">
            <text:p text:style-name="P8"><text:span text:style-name="T24">10</text:span></text:p>
          </table:table-cell>
          <table:table-cell table:style-name="Tableau1.A1" office:value-type="string">
            <text:p text:style-name="P8"><text:span text:style-name="T24">10</text:span></text:p>
          </table:table-cell>
          <table:table-cell table:style-name="Tableau1.C1" office:value-type="string">
            <text:p text:style-name="P8"><text:span text:style-name="T24">0</text:span></text:p>
          </table:table-cell>
        </table:table-row>
        <table:table-row table:style-name="Tableau1.1">
          <table:covered-table-cell/>
          <table:table-cell table:style-name="Tableau1.A1" office:value-type="string">
            <text:p text:style-name="P9"><text:span text:style-name="T25">Protéines</text:span></text:p>
          </table:table-cell>
          <table:table-cell table:style-name="Tableau1.A1" office:value-type="string">
            <text:p text:style-name="P8"><text:span text:style-name="T24">53</text:span></text:p>
          </table:table-cell>
          <table:table-cell table:style-name="Tableau1.A1" office:value-type="string">
            <text:p text:style-name="P8"><text:span text:style-name="T24">7</text:span></text:p>
          </table:table-cell>
          <table:table-cell table:style-name="Tableau1.A1" office:value-type="string">
            <text:p text:style-name="P8"><text:span text:style-name="T24">22</text:span></text:p>
          </table:table-cell>
          <table:table-cell table:style-name="Tableau1.C1" office:value-type="string">
            <text:p text:style-name="P8"><text:span text:style-name="T24">16</text:span></text:p>
          </table:table-cell>
        </table:table-row>
        <table:table-row table:style-name="Tableau1.1">
          <table:table-cell table:style-name="Tableau1.A1" table:number-columns-spanned="2" office:value-type="string">
            <text:p text:style-name="P9"><text:span text:style-name="T25">Pétrole</text:span></text:p>
          </table:table-cell>
          <table:covered-table-cell/>
          <table:table-cell table:style-name="Tableau1.A1" office:value-type="string">
            <text:p text:style-name="P8"><text:span text:style-name="T24">84</text:span></text:p>
          </table:table-cell>
          <table:table-cell table:style-name="Tableau1.A1" office:value-type="string">
            <text:p text:style-name="P8"><text:span text:style-name="T24">13</text:span></text:p>
          </table:table-cell>
          <table:table-cell table:style-name="Tableau1.A1" office:value-type="string">
            <text:p text:style-name="P8"><text:span text:style-name="T24">1</text:span></text:p>
          </table:table-cell>
          <table:table-cell table:style-name="Tableau1.C1" office:value-type="string">
            <text:p text:style-name="P8"><text:span text:style-name="T24">2</text:span></text:p>
          </table:table-cell>
        </table:table-row>
      </table:table>
      <text:p text:style-name="P5"/>
      <text:p text:style-name="P4"><text:span text:style-name="T17"><text:s/>En considérant que les 3 types de molécules organiques sont représentées à part égale dans un organisme, </text:span><text:span text:style-name="T19">calculez en % la composition moyenne d’un être vivant en carbone (C), hydrogène (H), oxygène (O), azote (N). Vous écrirez vos calculs et les résultats.</text:span></text:p>
      <text:p text:style-name="P4"><text:span text:style-name="T19"><text:s/>Au vu des résultats, que doit-il se</text:span><text:bookmark text:name="_GoBack1"/><text:span text:style-name="T19"> passer lors de l’enfouissement de matière organique <text:s/>afin qu’elle soit transformée en pétrole ?</text:span></text:p>
      <text:p text:style-name="P5"><text:span text:style-name="Police_20_par_20_défau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nux Libertine G1" svg:font-family="'Linux Libertine G'"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1:07:58.734000000</meta:creation-date>
    <dc:date>2020-03-17T11:26:09.416000000</dc:date>
    <meta:editing-duration>PT18M11S</meta:editing-duration>
    <meta:editing-cycles>1</meta:editing-cycles>
    <meta:document-statistic meta:table-count="1" meta:image-count="0" meta:object-count="0" meta:page-count="2" meta:paragraph-count="51" meta:word-count="634" meta:character-count="3823" meta:non-whitespace-character-count="3226"/>
    <meta:generator>LibreOffice/6.0.7.3$Windows_X86_64 LibreOffice_project/dc89aa7a9eabfd848af146d5086077aeed2ae4a5</meta:generator>
  </office:meta>
</office:document-meta>
</file>